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2c6e" officeooo:paragraph-rsid="00012c6e"/>
    </style:style>
    <style:style style:name="P2" style:family="paragraph" style:parent-style-name="Standard">
      <style:text-properties officeooo:rsid="00012c6e" officeooo:paragraph-rsid="00012c6e"/>
    </style:style>
    <style:style style:name="P3" style:family="paragraph" style:parent-style-name="Standard" style:list-style-name="L3">
      <style:text-properties officeooo:rsid="000188b2" officeooo:paragraph-rsid="000188b2"/>
    </style:style>
    <style:style style:name="P4" style:family="paragraph" style:parent-style-name="Standard" style:master-page-name="">
      <style:paragraph-properties fo:margin-left="0cm" fo:margin-right="0cm" fo:text-indent="1cm" style:auto-text-indent="false" style:page-number="auto"/>
      <style:text-properties officeooo:rsid="00012c6e" officeooo:paragraph-rsid="00012c6e"/>
    </style:style>
    <style:style style:name="P5" style:family="paragraph" style:parent-style-name="Standard">
      <style:paragraph-properties fo:margin-left="0cm" fo:margin-right="0cm" fo:text-indent="1cm" style:auto-text-indent="false"/>
      <style:text-properties officeooo:rsid="00012c6e" officeooo:paragraph-rsid="00012c6e"/>
    </style:style>
    <style:style style:name="P6" style:family="paragraph" style:parent-style-name="Standard">
      <style:paragraph-properties fo:margin-left="0cm" fo:margin-right="0cm" fo:text-indent="1cm" style:auto-text-indent="false"/>
      <style:text-properties officeooo:rsid="00034800" officeooo:paragraph-rsid="000348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04620118827744863" text:style-name="L1">
        <text:list-item>
          <text:p text:style-name="P1">Le logiciel Anki</text:p>
        </text:list-item>
      </text:list>
      <text:p text:style-name="P2"/>
      <text:p text:style-name="P4">Anki est un logiciel libre dont le but est de faciliter la mémorisation et l'apprentissage de cartes. « Anki »signifie « mémorisation » en japonais.</text:p>
      <text:p text:style-name="P5">On appelle carte un énoncé pouvant contenir du texte, des images ou du son, associé à une réponse.</text:p>
      <text:p text:style-name="P5">Les cartes sont regroupés en unités appelées decks. Le principe d'Anki est de présenter à l'utilisateur les énoncés, de lui montrer la réponse quand il le souhaite puis de lui demander s'il a trouvé la réponse. Lors des révisions futures du deck, les cartes ayant été considérées comme facile par l'utilisateur apparaissent moins souvent afin d'optimiser le temps de révision.</text:p>
      <text:p text:style-name="P5">Lorsqu'on importe ou exporte des decks, cela se fait sous la forme de fichier texte .txt encodé en UTF-8. La première ligne du fichier commence par # est permet de définir le nombre de champs et les séparateurs qui seront utilisés pour décrire les questions. Le format HTML est utilisé.</text:p>
      <text:p text:style-name="P2"/>
      <text:list xml:id="list134225155168421" text:continue-numbering="true" text:style-name="L1">
        <text:list-item>
          <text:p text:style-name="P1">Questionnaires Moodle </text:p>
        </text:list-item>
      </text:list>
      <text:p text:style-name="P2"/>
      <text:p text:style-name="P4">La plateforme Moodle permet de proposer des quizz, comportant diverses questions dans des formats différents. Le type des questions est choisi dans la liste ci-après :</text:p>
      <text:list xml:id="list3275933594161849865" text:style-name="L3">
        <text:list-item>
          <text:p text:style-name="P3">choix multiple</text:p>
        </text:list-item>
        <text:list-item>
          <text:p text:style-name="P3">vrai/faux</text:p>
        </text:list-item>
        <text:list-item>
          <text:p text:style-name="P3">réponse courte</text:p>
        </text:list-item>
        <text:list-item>
          <text:p text:style-name="P3">réponse numérique</text:p>
        </text:list-item>
        <text:list-item>
          <text:p text:style-name="P3">relier des paires </text:p>
        </text:list-item>
        <text:list-item>
          <text:p text:style-name="P3">essai</text:p>
        </text:list-item>
      </text:list>
      <text:p text:style-name="P2"/>
      <text:p text:style-name="P4"/>
      <text:p text:style-name="P5"/>
      <text:p text:style-name="P6">Problème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2:37:57.894000000</meta:creation-date>
    <dc:date>2015-03-05T13:42:24.776000000</dc:date>
    <meta:editing-duration>PT17M53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14" meta:word-count="205" meta:character-count="1212" meta:non-whitespace-character-count="1027"/>
  </office:meta>
</office:document-meta>
</file>